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37.99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24.99mm"/>
    </style:style>
    <style:style style:name="co7" style:family="table-column">
      <style:table-column-properties fo:break-before="auto" style:column-width="89.01mm"/>
    </style:style>
    <style:style style:name="co8" style:family="table-column">
      <style:table-column-properties fo:break-before="auto" style:column-width="112.99mm"/>
    </style:style>
    <style:style style:name="co9" style:family="table-column">
      <style:table-column-properties fo:break-before="auto" style:column-width="14.01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fo:color="#b2b2b2" style:font-name="Utopia" fo:font-size="8pt" fo:font-style="italic" style:font-size-asian="8pt" style:font-style-asian="italic" style:font-size-complex="8pt" style:font-style-complex="italic"/>
    </style:style>
    <style:style style:name="ce3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5pt" style:font-size-asian="5pt" style:font-size-complex="5pt"/>
    </style:style>
    <style:style style:name="ce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5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6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8" style:family="table-cell" style:parent-style-name="Default">
      <style:table-cell-properties fo:background-color="#ff6600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1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11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12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12pt" style:font-size-asian="12pt" style:font-size-complex="12pt"/>
    </style:style>
    <style:style style:name="ce16" style:family="table-cell" style:parent-style-name="Default">
      <style:table-cell-properties fo:background-color="#ff6600" style:cell-protect="protected" style:print-content="true" style:vertical-align="middle"/>
      <style:text-properties style:font-name="Utopia" fo:font-size="8pt" style:font-size-asian="8pt" style:font-size-complex="8pt"/>
    </style:style>
    <style:style style:name="ce17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1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19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23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Normal_20_4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ff6600" style:cell-protect="protected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name-asian="AR PL SungtiL GB" style:font-size-asian="10pt" style:font-weight-asian="bold" style:font-name-complex="Lohit Devanagari" style:font-size-complex="10pt" style:font-weight-complex="bold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/>
    </style:style>
    <style:style style:name="ce3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style:font-size-asian="8pt" style:font-size-complex="8pt"/>
    </style:style>
    <style:style style:name="ce3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Utopia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" style:family="table-cell" style:parent-style-name="Default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Utopia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ff" style:cell-protect="protected" style:print-content="tru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cc66ff" style:cell-protect="protected" style:print-content="true" fo:border="0.06pt solid #000000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ffffff" style:cell-protect="protected" style:print-content="true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5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4"/>
    </style:style>
    <style:style style:name="ce55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8]=&quot;&quot;)" style:apply-style-name="Not" style:base-cell-address="'Coûts-EDT'.I7"/>
    </style:style>
    <style:style style:name="ce56" style:family="table-cell" style:parent-style-name="Default">
      <style:table-cell-properties fo:background-color="#ffffff" style:cell-protect="protected" style:print-content="true"/>
    </style:style>
    <style:style style:name="ce57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12]=&quot;&quot;)" style:apply-style-name="Not" style:base-cell-address="'Coûts-EDT'.I11"/>
    </style:style>
    <style:style style:name="ce5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4"/>
    </style:style>
    <style:style style:name="ce59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60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14"/>
    </style:style>
    <style:style style:name="ce61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18"/>
    </style:style>
    <style:style style:name="ce62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22"/>
    </style:style>
    <style:style style:name="ce63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4"/>
    </style:style>
    <style:style style:name="ce64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6"/>
    </style:style>
    <style:style style:name="ce65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8"/>
    </style:style>
    <style:style style:name="ce66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67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12"/>
    </style:style>
    <style:style style:name="ce68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69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4"/>
    </style:style>
    <style:style style:name="ce70" style:family="table-cell" style:parent-style-name="Normal_20_4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22"/>
    </style:style>
    <style:style style:name="ce72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24"/>
    </style:style>
    <style:style style:name="ce73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J26"/>
    </style:style>
    <style:style style:name="ce74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J28"/>
    </style:style>
    <style:style style:name="ce75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10pt" style:font-size-asian="10pt" style:font-size-complex="10pt"/>
    </style:style>
    <style:style style:name="ce78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12pt" style:font-size-asian="12pt" style:font-size-complex="12pt"/>
    </style:style>
    <style:style style:name="ce79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80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12pt" style:font-size-asian="12pt" style:font-size-complex="12pt"/>
    </style:style>
    <style:style style:name="ce81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Coûts-EDT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table:table-column table:style-name="co1" table:default-cell-style-name="ce10"/>
        <table:table-column table:style-name="co2" table:default-cell-style-name="ce17"/>
        <table:table-column table:style-name="co3" table:default-cell-style-name="ce10"/>
        <table:table-column table:style-name="co4" table:default-cell-style-name="ce17"/>
        <table:table-column table:style-name="co3" table:visibility="collapse" table:default-cell-style-name="ce17"/>
        <table:table-column table:style-name="co5" table:visibility="collapse" table:default-cell-style-name="ce17"/>
        <table:table-column table:style-name="co3" table:default-cell-style-name="ce41"/>
        <table:table-column table:style-name="co6" table:default-cell-style-name="ce51"/>
        <table:table-column table:style-name="co7" table:default-cell-style-name="ce41"/>
        <table:table-column table:style-name="co8" table:default-cell-style-name="ce41"/>
        <table:table-column table:style-name="co9" table:number-columns-repeated="7" table:default-cell-style-name="ce41"/>
        <table:table-column table:style-name="co9" table:number-columns-repeated="993" table:default-cell-style-name="ce17"/>
        <table:table-column table:style-name="co9" table:number-columns-repeated="14" table:default-cell-style-name="ce31"/>
        <table:table-row table:style-name="ro1">
          <table:table-cell table:style-name="ce1" office:value-type="string" calcext:value-type="string" table:number-columns-spanned="3" table:number-rows-spanned="1">
            <text:p>Je suis boursier →</text:p>
          </table:table-cell>
          <table:covered-table-cell table:style-name="ce1"/>
          <table:covered-table-cell table:style-name="ce1" office:value-type="float" office:value="158" calcext:value-type="float">
            <text:p>158</text:p>
          </table:covered-table-cell>
          <table:table-cell table:style-name="ce23"/>
          <table:table-cell table:style-name="ce29" table:formula="of:=IF(([.D1]=&quot;x&quot;)             OR             ([.D1]=&quot;X&quot;);1;0)" office:value-type="float" office:value="0" calcext:value-type="float">
            <text:p>0</text:p>
          </table:table-cell>
          <table:table-cell table:style-name="ce34"/>
          <table:table-cell table:style-name="ce36"/>
          <table:table-cell table:style-name="ce42" office:value-type="string" calcext:value-type="string" table:number-columns-spanned="3" table:number-rows-spanned="1">
            <text:p>Calendrier des épreuves</text:p>
          </table:table-cell>
          <table:covered-table-cell table:number-columns-repeated="2" table:style-name="ce52"/>
          <table:table-cell table:style-name="ce75" table:number-columns-repeated="4"/>
          <table:table-cell table:style-name="ce76" table:number-columns-repeated="3"/>
          <table:table-cell table:style-name="ce77" table:number-columns-repeated="3"/>
          <table:table-cell table:style-name="ce79" table:number-columns-repeated="989"/>
          <table:table-cell table:style-name="ce81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(remplissez avec un X les écoles visées)</text:p>
          </table:table-cell>
          <table:covered-table-cell table:style-name="ce11"/>
          <table:covered-table-cell table:style-name="ce18"/>
          <table:covered-table-cell table:style-name="ce24"/>
          <table:table-cell table:style-name="ce30"/>
          <table:table-cell table:style-name="ce35"/>
          <table:table-cell table:style-name="ce37"/>
          <table:table-cell table:style-name="ce43"/>
          <table:table-cell table:style-name="ce37"/>
          <table:table-cell table:style-name="ce38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4">
            <text:p>ECRICOME</text:p>
          </table:table-cell>
          <table:table-cell table:style-name="ce12" office:value-type="string" calcext:value-type="string">
            <text:p>NEOMA BS</text:p>
          </table:table-cell>
          <table:table-cell table:style-name="ce19" office:value-type="float" office:value="295" calcext:value-type="float" table:number-columns-spanned="1" table:number-rows-spanned="4">
            <text:p>295</text:p>
          </table:table-cell>
          <table:table-cell table:style-name="ce25" table:number-columns-spanned="1" table:number-rows-spanned="4"/>
          <table:table-cell table:style-name="ce29" table:formula="of:=IF(([.D3]=&quot;x&quot;)             OR             ([.D3]=&quot;X&quot;);1;0)" office:value-type="float" office:value="0" calcext:value-type="float" table:number-columns-spanned="1" table:number-rows-spanned="4">
            <text:p>0</text:p>
          </table:table-cell>
          <table:table-cell table:style-name="ce29" office:value-type="string" calcext:value-type="string" table:number-columns-spanned="1" table:number-rows-spanned="4">
            <text:p>ECRICOME </text:p>
          </table:table-cell>
          <table:table-cell table:style-name="ce30"/>
          <table:table-cell table:style-name="ce44" office:value-type="string" calcext:value-type="string" table:number-columns-spanned="1" table:number-rows-spanned="2">
            <text:p>Lundi 19</text:p>
          </table:table-cell>
          <table:table-cell table:style-name="ce53" office:value-type="string" calcext:value-type="string">
            <text:p>Mathématiques – 4h</text:p>
          </table:table-cell>
          <table:table-cell table:style-name="ce66" office:value-type="string" calcext:value-type="string">
            <text:p>LV2 – 3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KEDGE BS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covered-table-cell table:style-name="ce45"/>
          <table:table-cell table:style-name="ce54" table:formula="of:=CONCATENATE(IF([.$E$3]=1;[.$F$3];&quot;&quot;);)">
            <text:p/>
          </table:table-cell>
          <table:table-cell table:style-name="ce54" table:formula="of:=CONCATENATE(IF([.$E$3]=1;[.$F$3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3" office:value-type="string" calcext:value-type="string">
            <text:p>RENNES SB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table-cell table:style-name="ce44" office:value-type="string" calcext:value-type="string" table:number-columns-spanned="1" table:number-rows-spanned="2">
            <text:p>Mardi 20</text:p>
          </table:table-cell>
          <table:table-cell table:style-name="ce53" office:value-type="string" calcext:value-type="string">
            <text:p>Économie-Droit – 4h</text:p>
          </table:table-cell>
          <table:table-cell table:style-name="ce66" office:value-type="string" calcext:value-type="string">
            <text:p>LV1 – 3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2" office:value-type="string" calcext:value-type="string">
            <text:p>EM STRASBOURG</text:p>
          </table:table-cell>
          <table:covered-table-cell table:style-name="ce20"/>
          <table:covered-table-cell table:style-name="ce26"/>
          <table:covered-table-cell table:number-columns-repeated="2" table:style-name="ce31"/>
          <table:table-cell table:style-name="ce30"/>
          <table:covered-table-cell table:style-name="ce45"/>
          <table:table-cell table:style-name="ce54" table:formula="of:=CONCATENATE(IF([.$E$3]=1;[.$F$3];&quot;&quot;);)">
            <text:p/>
          </table:table-cell>
          <table:table-cell table:style-name="ce54" table:formula="of:=CONCATENATE(IF([.$E$3]=1;[.$F$3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5" office:value-type="string" calcext:value-type="string" table:number-columns-spanned="1" table:number-rows-spanned="20">
            <text:p>BCE</text:p>
          </table:table-cell>
          <table:table-cell table:style-name="ce14" office:value-type="string" calcext:value-type="string">
            <text:p>HEC Paris</text:p>
          </table:table-cell>
          <table:table-cell table:style-name="ce21" office:value-type="float" office:value="195" calcext:value-type="float">
            <text:p>195</text:p>
          </table:table-cell>
          <table:table-cell table:style-name="ce25"/>
          <table:table-cell table:style-name="ce29" table:formula="of:=IF(([.D7]=&quot;x&quot;)             OR             ([.D7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HEC - </text:p>
          </table:table-cell>
          <table:table-cell table:style-name="ce30"/>
          <table:table-cell table:style-name="ce44" office:value-type="string" calcext:value-type="string" table:number-columns-spanned="1" table:number-rows-spanned="2">
            <text:p>Mercredi 21</text:p>
          </table:table-cell>
          <table:table-cell table:style-name="ce55" office:value-type="string" calcext:value-type="string">
            <text:p>Philosophie – 4h</text:p>
          </table:table-cell>
          <table:table-cell table:style-name="ce66" office:value-type="string" calcext:value-type="string">
            <text:p>Management – 2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SSEC</text:p>
          </table:table-cell>
          <table:table-cell table:style-name="ce21" office:value-type="float" office:value="180" calcext:value-type="float">
            <text:p>180</text:p>
          </table:table-cell>
          <table:table-cell table:style-name="ce25"/>
          <table:table-cell table:style-name="ce29" table:formula="of:=IF(([.D8]=&quot;x&quot;)             OR             ([.D8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SSEC - </text:p>
          </table:table-cell>
          <table:table-cell table:style-name="ce30"/>
          <table:covered-table-cell table:style-name="ce45"/>
          <table:table-cell table:style-name="ce54" table:formula="of:=CONCATENATE(IF([.$E$3]=1;[.$F$3];&quot;&quot;);)">
            <text:p/>
          </table:table-cell>
          <table:table-cell table:style-name="ce54" table:formula="of:=CONCATENATE(IF([.$E$3]=1;[.$F$3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SCP BS</text:p>
          </table:table-cell>
          <table:table-cell table:style-name="ce21" office:value-type="float" office:value="180" calcext:value-type="float">
            <text:p>180</text:p>
          </table:table-cell>
          <table:table-cell table:style-name="ce25"/>
          <table:table-cell table:style-name="ce29" table:formula="of:=IF(([.D9]=&quot;x&quot;)             OR             ([.D9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SCP - </text:p>
          </table:table-cell>
          <table:table-cell table:style-name="ce30"/>
          <table:table-cell table:style-name="ce46"/>
          <table:table-cell table:style-name="ce56" table:number-columns-repeated="2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M LYON BS</text:p>
          </table:table-cell>
          <table:table-cell table:style-name="ce21" office:value-type="float" office:value="170" calcext:value-type="float">
            <text:p>170</text:p>
          </table:table-cell>
          <table:table-cell table:style-name="ce25"/>
          <table:table-cell table:style-name="ce29" table:formula="of:=IF(([.D10]=&quot;x&quot;)             OR             ([.D10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MLyon - </text:p>
          </table:table-cell>
          <table:table-cell table:style-name="ce30"/>
          <table:table-cell table:style-name="ce46"/>
          <table:table-cell table:style-name="ce56" table:number-columns-repeated="2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DHEC BS</text:p>
          </table:table-cell>
          <table:table-cell table:style-name="ce21" office:value-type="float" office:value="170" calcext:value-type="float">
            <text:p>170</text:p>
          </table:table-cell>
          <table:table-cell table:style-name="ce25"/>
          <table:table-cell table:style-name="ce29" table:formula="of:=IF(([.D11]=&quot;x&quot;)             OR             ([.D11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DHEC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ardi 27</text:p>
          </table:table-cell>
          <table:table-cell table:style-name="ce57" office:value-type="string" calcext:value-type="string">
            <text:p>Philosophie (Excelia) – 4h</text:p>
          </table:table-cell>
          <table:table-cell table:style-name="ce59" office:value-type="string" calcext:value-type="string">
            <text:p>Économie-Droit (ESSEC) – 4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AUDENCIA BS</text:p>
          </table:table-cell>
          <table:table-cell table:style-name="ce21" office:value-type="float" office:value="158" calcext:value-type="float">
            <text:p>158</text:p>
          </table:table-cell>
          <table:table-cell table:style-name="ce25"/>
          <table:table-cell table:style-name="ce29" table:formula="of:=IF(([.D12]=&quot;x&quot;)             OR             ([.D12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Audencia - </text:p>
          </table:table-cell>
          <table:table-cell table:style-name="ce30"/>
          <table:covered-table-cell table:style-name="ce47"/>
          <table:table-cell table:style-name="ce58" table:formula="of:=CONCATENATE(IF([.$E$16]=1;[.$F$16];&quot;&quot;);IF([.$E$18]=1;[.$F$18];&quot;&quot;);IF([.$E$19]=1;[.$F$19];&quot;&quot;);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67" table:formula="of:=CONCATENATE(IF([.$E$7]=1;[.$F$7];&quot;&quot;);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7]=1;[.$F$17];&quot;&quot;);IF([.$E$18]=1;[.$F$18];&quot;&quot;);IF([.$E$19]=1;[.$F$19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GRENOBLE EM</text:p>
          </table:table-cell>
          <table:table-cell table:style-name="ce21" office:value-type="float" office:value="145" calcext:value-type="float">
            <text:p>145</text:p>
          </table:table-cell>
          <table:table-cell table:style-name="ce25"/>
          <table:table-cell table:style-name="ce29" table:formula="of:=IF(([.D13]=&quot;x&quot;)             OR             ([.D13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Grenoble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ercredi 28</text:p>
          </table:table-cell>
          <table:table-cell table:style-name="ce59" office:value-type="string" calcext:value-type="string">
            <text:p>Philosophie (EMLyon/HEC) – 4h</text:p>
          </table:table-cell>
          <table:table-cell table:style-name="ce68" office:value-type="string" calcext:value-type="string">
            <text:p>Management (HEC) – 4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SKEMA BS</text:p>
          </table:table-cell>
          <table:table-cell table:style-name="ce21" office:value-type="float" office:value="140" calcext:value-type="float">
            <text:p>140</text:p>
          </table:table-cell>
          <table:table-cell table:style-name="ce25"/>
          <table:table-cell table:style-name="ce29" table:formula="of:=IF(([.D14]=&quot;x&quot;)             OR             ([.D14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SKEMA - </text:p>
          </table:table-cell>
          <table:table-cell table:style-name="ce30"/>
          <table:covered-table-cell table:style-name="ce47"/>
          <table:table-cell table:style-name="ce60" table:formula="of:=CONCATENATE(IF([.$E$7]=1;[.$F$7];&quot;&quot;);IF([.$E$9]=1;[.$F$9];&quot;&quot;);IF([.$E$10]=1;[.$F$10];&quot;&quot;);IF([.$E$12]=1;[.$F$12];&quot;&quot;);IF([.$E$13]=1;[.$F$13];&quot;&quot;);IF([.$E$14]=1;[.$F$14];&quot;&quot;);IF([.$E$15]=1;[.$F$15];&quot;&quot;);IF([.$E$17]=1;[.$F$17];&quot;&quot;);)">
            <text:p/>
          </table:table-cell>
          <table:table-cell table:style-name="ce69" table:formula="of:=CONCATENATE(IF([.$E$7]=1;[.$F$7];&quot;&quot;);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7]=1;[.$F$17];&quot;&quot;);IF([.$E$18]=1;[.$F$18];&quot;&quot;);IF([.$E$19]=1;[.$F$19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TOULOUSE BS</text:p>
          </table:table-cell>
          <table:table-cell table:style-name="ce21" office:value-type="float" office:value="140" calcext:value-type="float">
            <text:p>140</text:p>
          </table:table-cell>
          <table:table-cell table:style-name="ce25"/>
          <table:table-cell table:style-name="ce29" table:formula="of:=IF(([.D15]=&quot;x&quot;)             OR             ([.D15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TBS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Jeudi 29</text:p>
          </table:table-cell>
          <table:table-cell table:style-name="ce59" office:value-type="string" calcext:value-type="string">
            <text:p>Économie-Droit (SCBS) – 4h</text:p>
          </table:table-cell>
          <table:table-cell table:style-name="ce68" office:value-type="string" calcext:value-type="string">
            <text:p>Philosophie (EDHEC/ESSEC) – 4h</text:p>
          </table:table-cell>
          <table:table-cell table:style-name="ce40" table:number-columns-repeated="5"/>
          <table:table-cell table:style-name="ce31"/>
          <table:table-cell table:style-name="ce40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MONTPELLIER BS</text:p>
          </table:table-cell>
          <table:table-cell table:style-name="ce21" office:value-type="float" office:value="60" calcext:value-type="float">
            <text:p>60</text:p>
          </table:table-cell>
          <table:table-cell table:style-name="ce25"/>
          <table:table-cell table:style-name="ce29" table:formula="of:=IF(([.D16]=&quot;x&quot;)             OR             ([.D16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Montp. - </text:p>
          </table:table-cell>
          <table:table-cell table:style-name="ce30"/>
          <table:covered-table-cell table:style-name="ce47"/>
          <table:table-cell table:style-name="ce58" table:formula="of:=CONCATENATE(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69" table:formula="of:=CONCATENATE(IF([.$E$8]=1;[.$F$8];&quot;&quot;);IF([.$E$11]=1;[.$F$11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IM TÉLÉCOM BS</text:p>
          </table:table-cell>
          <table:table-cell table:style-name="ce21" office:value-type="float" office:value="70" calcext:value-type="float">
            <text:p>70</text:p>
          </table:table-cell>
          <table:table-cell table:style-name="ce25"/>
          <table:table-cell table:style-name="ce29" table:formula="of:=IF(([.D17]=&quot;x&quot;)             OR             ([.D17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MT - </text:p>
          </table:table-cell>
          <table:table-cell table:style-name="ce30"/>
          <table:table-cell table:style-name="ce48" office:value-type="string" calcext:value-type="string" table:number-columns-spanned="1" table:number-rows-spanned="2">
            <text:p>Vendredi 30</text:p>
          </table:table-cell>
          <table:table-cell table:style-name="ce59" office:value-type="string" calcext:value-type="string">
            <text:p>Mathématiques (ESCP) – 4h</text:p>
          </table:table-cell>
          <table:table-cell table:style-name="ce68" office:value-type="string" calcext:value-type="string">
            <text:p>Littérature (ESCP) – 4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BURGUNDY SB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18]=&quot;x&quot;)             OR             ([.D18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BSB - </text:p>
          </table:table-cell>
          <table:table-cell table:style-name="ce30"/>
          <table:covered-table-cell table:style-name="ce48"/>
          <table:table-cell table:style-name="ce61" table:formula="of:=CONCATENATE(IF([.$E$7]=1;[.$F$7];&quot;&quot;);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7]=1;[.$F$17];&quot;&quot;);)">
            <text:p/>
          </table:table-cell>
          <table:table-cell table:style-name="ce69" table:formula="of:=CONCATENATE(IF([.$E$9]=1;[.$F$9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XCELIA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19]=&quot;x&quot;)             OR             ([.D19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xcelia - </text:p>
          </table:table-cell>
          <table:table-cell table:style-name="ce30"/>
          <table:table-cell table:style-name="ce49"/>
          <table:table-cell table:style-name="ce30"/>
          <table:table-cell table:style-name="ce70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IC NANCY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0]=&quot;x&quot;)             OR             ([.D20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CN - </text:p>
          </table:table-cell>
          <table:table-cell table:style-name="ce30"/>
          <table:table-cell table:style-name="ce49"/>
          <table:table-cell table:style-name="ce30"/>
          <table:table-cell table:style-name="ce70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M NORMANDIE</text:p>
          </table:table-cell>
          <table:table-cell table:style-name="ce21" office:value-type="float" office:value="45" calcext:value-type="float">
            <text:p>45</text:p>
          </table:table-cell>
          <table:table-cell table:style-name="ce25"/>
          <table:table-cell table:style-name="ce29" table:formula="of:=IF(([.D21]=&quot;x&quot;)             OR             ([.D21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MN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Lundi 03</text:p>
          </table:table-cell>
          <table:table-cell table:style-name="ce59" office:value-type="string" calcext:value-type="string">
            <text:p>LV1 ELVi – 4h</text:p>
          </table:table-cell>
          <table:table-cell table:style-name="ce68" office:value-type="string" calcext:value-type="string">
            <text:p>LV2 ELVi – 3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INSEEC GE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2]=&quot;x&quot;)             OR             ([.D22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NSEEC - </text:p>
          </table:table-cell>
          <table:table-cell table:style-name="ce30"/>
          <table:covered-table-cell table:style-name="ce47"/>
          <table:table-cell table:style-name="ce62" table:formula="of:=CONCATENATE(IF([.$E$7]=1;[.$F$7];&quot;&quot;);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)">
            <text:p/>
          </table:table-cell>
          <table:table-cell table:style-name="ce71" table:formula="of:=CONCATENATE(IF([.$E$7]=1;[.$F$7];&quot;&quot;);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ISC PARIS GE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3]=&quot;x&quot;)             OR             ([.D23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SC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ardi 04</text:p>
          </table:table-cell>
          <table:table-cell table:style-name="ce59" office:value-type="string" calcext:value-type="string">
            <text:p>Mathématiques (BSB) – 4h</text:p>
          </table:table-cell>
          <table:table-cell table:style-name="ce68" office:value-type="string" calcext:value-type="string">
            <text:p>Littérature (HEC) – 3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SOUTH CHAMPAGNE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4]=&quot;x&quot;)             OR             ([.D24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SCBS - </text:p>
          </table:table-cell>
          <table:table-cell table:style-name="ce30"/>
          <table:covered-table-cell table:style-name="ce47"/>
          <table:table-cell table:style-name="ce63" table:formula="of:=CONCATENATE(IF([.$E$16]=1;[.$F$16];&quot;&quot;);IF([.$E$18]=1;[.$F$18];&quot;&quot;);IF([.$E$19]=1;[.$F$19];&quot;&quot;);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2" table:formula="of:=CONCATENATE(IF([.$E$7]=1;[.$F$7];&quot;&quot;);IF([.$E$8]=1;[.$F$8];&quot;&quot;);IF([.$E$10]=1;[.$F$10];&quot;&quot;);IF([.$E$11]=1;[.$F$11];&quot;&quot;);IF([.$E$12]=1;[.$F$12];&quot;&quot;);IF([.$E$13]=1;[.$F$13];&quot;&quot;);IF([.$E$14]=1;[.$F$14];&quot;&quot;);IF([.$E$15]=1;[.$F$15];&quot;&quot;);IF([.$E$17]=1;[.$F$17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ESC CLERMONT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5]=&quot;x&quot;)             OR             ([.D25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Clermont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ercredi 05</text:p>
          </table:table-cell>
          <table:table-cell table:style-name="ce59" office:value-type="string" calcext:value-type="string">
            <text:p>Management (EMN/INSSEC) – 4h</text:p>
          </table:table-cell>
          <table:table-cell table:style-name="ce68" office:value-type="string" calcext:value-type="string">
            <text:p>LV2 IENA – 3h</text:p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4" office:value-type="string" calcext:value-type="string">
            <text:p>BREST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6]=&quot;x&quot;)             OR             ([.D26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Brest - </text:p>
          </table:table-cell>
          <table:table-cell table:style-name="ce30"/>
          <table:covered-table-cell table:style-name="ce47"/>
          <table:table-cell table:style-name="ce64" table:formula="of:=CONCATENATE(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3" table:formula="of:=CONCATENATE(IF([.$E$16]=1;[.$F$16];&quot;&quot;);IF([.$E$17]=1;[.$F$17];&quot;&quot;);IF([.$E$18]=1;[.$F$18];&quot;&quot;);IF([.$E$19]=1;[.$F$19];&quot;&quot;);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7"/>
          <table:table-cell table:style-name="ce15"/>
          <table:table-cell table:style-name="ce7"/>
          <table:table-cell table:style-name="ce27"/>
          <table:table-cell table:style-name="ce32" table:number-columns-repeated="2"/>
          <table:table-cell table:style-name="ce38"/>
          <table:table-cell table:style-name="ce47" office:value-type="string" calcext:value-type="string" table:number-columns-spanned="1" table:number-rows-spanned="2">
            <text:p>Jeudi 06</text:p>
          </table:table-cell>
          <table:table-cell table:style-name="ce59" office:value-type="string" calcext:value-type="string">
            <text:p>LV1 IENA – 4h</text:p>
          </table:table-cell>
          <table:table-cell table:style-name="ce68" office:value-type="string" calcext:value-type="string">
            <text:p>Littérature (ICN/ISC) – 3h</text:p>
          </table:table-cell>
          <table:table-cell table:style-name="ce40" table:number-columns-repeated="7"/>
          <table:table-cell table:style-name="ce78" table:number-columns-repeated="3"/>
          <table:table-cell table:style-name="ce80" table:number-columns-repeated="990"/>
          <table:table-cell table:number-columns-repeated="14"/>
        </table:table-row>
        <table:table-row table:style-name="ro1">
          <table:table-cell table:style-name="ce8" office:value-type="string" calcext:value-type="string" table:number-columns-spanned="3" table:number-rows-spanned="1">
            <text:p>Montant des inscriptions →</text:p>
          </table:table-cell>
          <table:covered-table-cell table:style-name="ce16"/>
          <table:covered-table-cell table:style-name="ce22"/>
          <table:table-cell table:style-name="ce28" table:formula="of:=IF([.E1]=1;IF([.E3]=1;30;0);SUMPRODUCT([.C3:.C26];[.E3:.E26]))" office:value-type="float" office:value="0" calcext:value-type="float">
            <text:p>0</text:p>
          </table:table-cell>
          <table:table-cell table:style-name="ce33" table:number-columns-repeated="2"/>
          <table:table-cell table:style-name="ce39"/>
          <table:covered-table-cell table:style-name="ce47"/>
          <table:table-cell table:style-name="ce65" table:formula="of:=CONCATENATE(IF([.$E$16]=1;[.$F$16];&quot;&quot;);IF([.$E$17]=1;[.$F$17];&quot;&quot;);IF([.$E$18]=1;[.$F$18];&quot;&quot;);IF([.$E$19]=1;[.$F$19];&quot;&quot;);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4" table:formula="of:=CONCATENATE(IF([.$E$16]=1;[.$F$16];&quot;&quot;);IF([.$E$18]=1;[.$F$18];&quot;&quot;);IF([.$E$19]=1;[.$F$19];&quot;&quot;);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2" table:number-rows-spanned="1">
            <text:p>© Alex Gélin</text:p>
          </table:table-cell>
          <table:covered-table-cell/>
          <table:table-cell table:number-columns-repeated="2"/>
          <table:table-cell table:style-name="ce33" table:number-columns-repeated="2"/>
          <table:table-cell table:style-name="ce40"/>
          <table:table-cell table:style-name="ce50"/>
          <table:table-cell table:style-name="ce40" table:number-columns-repeated="9"/>
          <table:table-cell table:style-name="ce33" table:number-columns-repeated="3"/>
          <table:table-cell table:number-columns-repeated="1004"/>
        </table:table-row>
        <table:table-row table:style-name="ro1" table:number-rows-repeated="3">
          <table:table-cell table:number-columns-repeated="4"/>
          <table:table-cell table:style-name="ce33" table:number-columns-repeated="2"/>
          <table:table-cell table:style-name="ce40"/>
          <table:table-cell table:style-name="ce50"/>
          <table:table-cell table:style-name="ce40" table:number-columns-repeated="9"/>
          <table:table-cell table:style-name="ce33" table:number-columns-repeated="3"/>
          <table:table-cell table:number-columns-repeated="1004"/>
        </table:table-row>
        <table:table-row table:style-name="ro1" table:number-rows-repeated="3">
          <table:table-cell table:number-columns-repeated="4"/>
          <table:table-cell table:style-name="ce33" table:number-columns-repeated="2"/>
          <table:table-cell table:style-name="ce40"/>
          <table:table-cell table:style-name="ce31" table:number-columns-repeated="3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 table:number-rows-repeated="25">
          <table:table-cell table:number-columns-repeated="7"/>
          <table:table-cell table:style-name="ce31" table:number-columns-repeated="3"/>
          <table:table-cell table:number-columns-repeated="1014"/>
        </table:table-row>
        <table:table-row table:style-name="ro1" table:number-rows-repeated="1048512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ûts-EDT'.I4:'Coûts-EDT'.J4 'Coûts-EDT'.I6:'Coûts-EDT'.J6 'Coûts-EDT'.I8:'Coûts-EDT'.J8 'Coûts-EDT'.I12:'Coûts-EDT'.I12 'Coûts-EDT'.J14:'Coûts-EDT'.J14 'Coûts-EDT'.I16:'Coûts-EDT'.J16 'Coûts-EDT'.J18:'Coûts-EDT'.J18">
            <calcext:condition calcext:apply-style-name="Not" calcext:value="=&quot;&quot;" calcext:base-cell-address="'Coûts-EDT'.I4"/>
          </calcext:conditional-format>
          <calcext:conditional-format calcext:target-range-address="'Coûts-EDT'.I3:'Coûts-EDT'.J3 'Coûts-EDT'.I5:'Coûts-EDT'.J5 'Coûts-EDT'.J7:'Coûts-EDT'.J7 'Coûts-EDT'.J11:'Coûts-EDT'.J11 'Coûts-EDT'.I13:'Coûts-EDT'.J13 'Coûts-EDT'.I15:'Coûts-EDT'.J15 'Coûts-EDT'.I17:'Coûts-EDT'.J17 'Coûts-EDT'.I21:'Coûts-EDT'.J21 'Coûts-EDT'.I23:'Coûts-EDT'.J23 'Coûts-EDT'.I25:'Coûts-EDT'.J25 'Coûts-EDT'.I27:'Coûts-EDT'.J27">
            <calcext:condition calcext:apply-style-name="Not" calcext:value="formula-is([.I4]=&quot;&quot;)" calcext:base-cell-address="'Coûts-EDT'.I3"/>
          </calcext:conditional-format>
          <calcext:conditional-format calcext:target-range-address="'Coûts-EDT'.I7:'Coûts-EDT'.I7">
            <calcext:condition calcext:apply-style-name="Not" calcext:value="formula-is([.I8]=&quot;&quot;)" calcext:base-cell-address="'Coûts-EDT'.I7"/>
          </calcext:conditional-format>
          <calcext:conditional-format calcext:target-range-address="'Coûts-EDT'.J12:'Coûts-EDT'.J12">
            <calcext:condition calcext:apply-style-name="Not" calcext:value="=&quot;&quot;" calcext:base-cell-address="'Coûts-EDT'.J12"/>
          </calcext:conditional-format>
          <calcext:conditional-format calcext:target-range-address="'Coûts-EDT'.I14:'Coûts-EDT'.I14">
            <calcext:condition calcext:apply-style-name="Not" calcext:value="=&quot;&quot;" calcext:base-cell-address="'Coûts-EDT'.I14"/>
          </calcext:conditional-format>
          <calcext:conditional-format calcext:target-range-address="'Coûts-EDT'.I18:'Coûts-EDT'.I18">
            <calcext:condition calcext:apply-style-name="Not" calcext:value="=&quot;&quot;" calcext:base-cell-address="'Coûts-EDT'.I18"/>
          </calcext:conditional-format>
          <calcext:conditional-format calcext:target-range-address="'Coûts-EDT'.I26:'Coûts-EDT'.I26">
            <calcext:condition calcext:apply-style-name="Not" calcext:value="=&quot;&quot;" calcext:base-cell-address="'Coûts-EDT'.I26"/>
          </calcext:conditional-format>
          <calcext:conditional-format calcext:target-range-address="'Coûts-EDT'.I22:'Coûts-EDT'.I22">
            <calcext:condition calcext:apply-style-name="Not" calcext:value="=&quot;&quot;" calcext:base-cell-address="'Coûts-EDT'.I22"/>
          </calcext:conditional-format>
          <calcext:conditional-format calcext:target-range-address="'Coûts-EDT'.J22:'Coûts-EDT'.J22">
            <calcext:condition calcext:apply-style-name="Not" calcext:value="=&quot;&quot;" calcext:base-cell-address="'Coûts-EDT'.J22"/>
          </calcext:conditional-format>
          <calcext:conditional-format calcext:target-range-address="'Coûts-EDT'.I28:'Coûts-EDT'.I28">
            <calcext:condition calcext:apply-style-name="Not" calcext:value="=&quot;&quot;" calcext:base-cell-address="'Coûts-EDT'.I28"/>
          </calcext:conditional-format>
          <calcext:conditional-format calcext:target-range-address="'Coûts-EDT'.J26:'Coûts-EDT'.J26">
            <calcext:condition calcext:apply-style-name="Not" calcext:value="=&quot;&quot;" calcext:base-cell-address="'Coûts-EDT'.J26"/>
          </calcext:conditional-format>
          <calcext:conditional-format calcext:target-range-address="'Coûts-EDT'.J28:'Coûts-EDT'.J28">
            <calcext:condition calcext:apply-style-name="Not" calcext:value="=&quot;&quot;" calcext:base-cell-address="'Coûts-EDT'.J28"/>
          </calcext:conditional-format>
          <calcext:conditional-format calcext:target-range-address="'Coûts-EDT'.I24:'Coûts-EDT'.I24">
            <calcext:condition calcext:apply-style-name="Not" calcext:value="=&quot;&quot;" calcext:base-cell-address="'Coûts-EDT'.I24"/>
          </calcext:conditional-format>
          <calcext:conditional-format calcext:target-range-address="'Coûts-EDT'.J24:'Coûts-EDT'.J24">
            <calcext:condition calcext:apply-style-name="Not" calcext:value="=&quot;&quot;" calcext:base-cell-address="'Coûts-EDT'.J24"/>
          </calcext:conditional-format>
          <calcext:conditional-format calcext:target-range-address="'Coûts-EDT'.I11:'Coûts-EDT'.I11">
            <calcext:condition calcext:apply-style-name="Not" calcext:value="formula-is([.I12]=&quot;&quot;)" calcext:base-cell-address="'Coûts-EDT'.I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" style:family="table-cell" style:parent-style-name="Default">
      <style:table-cell-properties fo:background-color="#cccccc" loext:vertical-justify="auto"/>
      <style:paragraph-properties css3t:text-justify="auto"/>
      <style:text-properties fo:color="#666666" style:font-name="Utopia1" fo:font-family="Utopia" style:font-style-name="Regular" style:font-family-generic="roman" style:font-pitch="variable" fo:font-size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3">00/00/0000</text:date>, <text:time style:data-style-name="N2" text:time-value="16:09:11.843800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5T18:32:11.126100657</meta:creation-date>
    <dc:date>2021-06-13T16:11:56.241662357</dc:date>
    <meta:editing-duration>PT44M14S</meta:editing-duration>
    <meta:editing-cycles>21</meta:editing-cycles>
    <meta:generator>LibreOffice/5.2.7.2$Linux_X86_64 LibreOffice_project/20m0$Build-2</meta:generator>
    <meta:document-statistic meta:table-count="1" meta:cell-count="152" meta:object-count="0"/>
  </office:meta>
</office:document-meta>
</file>